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S 7 POLLITOS INVERSIONE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NOCCA PERALTA, PETER JOH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6359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YRAMPO VASQUEZ, CRISTIAN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18314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.54</text:p>
          </table:table-cell>
          <table:table-cell table:style-name="Tableau1.A2" office:value-type="string">
            <text:p text:style-name="P13">110</text:p>
          </table:table-cell>
          <table:table-cell table:style-name="Tableau1.D2" office:value-type="string">
            <text:p text:style-name="P12">5009.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9.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12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